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background-color="#bc312e"/>
    </style:style>
    <style:style style:name="P3" style:family="paragraph" style:parent-style-name="Standard">
      <style:text-properties fo:background-color="#c7a0cb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T1" style:family="text">
      <style:text-properties fo:background-color="#c7a0cb" loext:char-shading-value="0"/>
    </style:style>
    <style:style style:name="T2" style:family="text">
      <style:text-properties fo:background-color="#c7a0cb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class</text:p>
      <text:p text:style-name="P3">c) article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P3">a) header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P3">a) aside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P3">c) nav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P3">b) datetime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P3">a) object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P3">c) mark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P3">a) True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P3">d) both a and b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P3">b) autobuffer</text:p>
      <text:p text:style-name="Standard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<text:soft-page-break/>elements on the client side.</text:p>
      <text:p text:style-name="Standard">a) metadata</text:p>
      <text:p text:style-name="Standard">b) css</text:p>
      <text:p text:style-name="P3">c) canvas</text:p>
      <text:p text:style-name="Standard">d) art</text:p>
      <text:p text:style-name="Standard"/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Standard">a) True</text:p>
      <text:p text:style-name="P3">b) False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P3">c) To provide fallback support &amp; address the media support problem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P3">d) both &lt;audio&gt; &amp; &lt;video&gt;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P2"><text:span text:style-name="T2">c) Both Flash and Quicktime</text:span>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P3"><text:soft-page-break/>d) All of the mentioned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P3">a) True</text:p>
      <text:p text:style-name="Standard"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P3">b) HLS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P3">b) JQuery UI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P3">a) preload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P3">d) &lt;slider&gt;</text:p>
      <text:p text:style-name="Standard"><text:soft-page-break/></text:p>
      <text:p text:style-name="Standard"/>
      <text:p text:style-name="P1">What will happen if height and width of video are not set while video loads?</text:p>
      <text:p text:style-name="P3">a) page flickers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b) MP4</text:p>
      <text:p text:style-name="P3">c) Ogg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P3">c) defaultPlaybackRate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P3">d) crossOri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P3">c) buffered</text:p>
      <text:p text:style-name="Standard"><text:soft-page-break/>d) controller</text:p>
      <text:p text:style-name="Standard"/>
      <text:p text:style-name="Standard"/>
      <text:p text:style-name="P1">There is an audio format supported across all browsers.</text:p>
      <text:p text:style-name="Standard">a) True</text:p>
      <text:p text:style-name="P3">b) False</text:p>
      <text:p text:style-name="Standard"/>
      <text:p text:style-name="Standard"/>
      <text:p text:style-name="P1">Which of the following tag is used for audio in HTML5?a) &lt;bgsound&gt;</text:p>
      <text:p text:style-name="P3">b) &lt;audio&gt;</text:p>
      <text:p text:style-name="Standard">c) &lt;video&gt;</text:p>
      <text:p text:style-name="Standard">d) &lt;canvas&gt;</text:p>
      <text:p text:style-name="Standard"/>
      <text:p text:style-name="Standard"/>
      <text:p text:style-name="P1">Which tag is used to defines multiple media resources for media elements audio and video ?</text:p>
      <text:p text:style-name="P3">a) &lt;source&gt;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P3">d) Internet Explor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3T10:58:24.168342431</dc:date>
    <meta:editing-duration>PT7M49S</meta:editing-duration>
    <meta:editing-cycles>2</meta:editing-cycles>
    <meta:document-statistic meta:table-count="0" meta:image-count="0" meta:object-count="0" meta:page-count="6" meta:paragraph-count="169" meta:word-count="792" meta:character-count="4438" meta:non-whitespace-character-count="3812"/>
  </office:meta>
</office:document-meta>
</file>